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onent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ize1</text:p>
          </table:table-cell>
          <table:table-cell office:value-type="string" calcext:value-type="string">
            <text:p>Size2</text:p>
          </table:table-cell>
          <table:table-cell office:value-type="string" calcext:value-type="string">
            <text:p>Size3</text:p>
          </table:table-cell>
          <table:table-cell office:value-type="string" calcext:value-type="string">
            <text:p>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vertex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$B$16]" office:value-type="float" office:value="512" calcext:value-type="float">
            <text:p/>
          </table:table-cell>
          <table:table-cell table:formula="of:=[.$B$16]" office:value-type="float" office:value="512" calcext:value-type="float">
            <text:p/>
          </table:table-cell>
          <table:table-cell table:formula="of:=[.$B$14]" office:value-type="float" office:value="1" calcext:value-type="float">
            <text:p/>
          </table:table-cell>
          <table:table-cell table:formula="of:=[.F3]*[.B3]*[.C3]*[.D3]*[.E3] * [.$I$3]" office:value-type="float" office:value="1.5" calcext:value-type="float">
            <text:p/>
          </table:table-cell>
          <table:table-cell/>
          <table:table-cell table:formula="of:=1 /(8 * 1024*1024)" office:value-type="float" office:value="0.000000119209289550781" calcext:value-type="float">
            <text:p/>
          </table:table-cell>
        </table:table-row>
        <table:table-row table:style-name="ro1">
          <table:table-cell office:value-type="string" calcext:value-type="string">
            <text:p>Light (normals)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$B$16]" office:value-type="float" office:value="512" calcext:value-type="float">
            <text:p/>
          </table:table-cell>
          <table:table-cell table:formula="of:=[.$B$16]" office:value-type="float" office:value="512" calcext:value-type="float">
            <text:p/>
          </table:table-cell>
          <table:table-cell table:formula="of:=[.$B$14]" office:value-type="float" office:value="1" calcext:value-type="float">
            <text:p/>
          </table:table-cell>
          <table:table-cell table:formula="of:=[.F4]*[.B4]*[.C4]*[.D4]*[.E4] * [.$I$3]" office:value-type="float" office:value="1.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(depth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$B$16]" office:value-type="float" office:value="512" calcext:value-type="float">
            <text:p/>
          </table:table-cell>
          <table:table-cell table:formula="of:=[.$B$16]" office:value-type="float" office:value="512" calcext:value-type="float">
            <text:p/>
          </table:table-cell>
          <table:table-cell table:formula="of:=[.$B$14]" office:value-type="float" office:value="1" calcext:value-type="float">
            <text:p/>
          </table:table-cell>
          <table:table-cell table:formula="of:=[.F5]*[.B5]*[.C5]*[.D5]*[.E5] * [.$I$3]" office:value-type="float" office:value="1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depth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$B$15]" office:value-type="float" office:value="512" calcext:value-type="float">
            <text:p/>
          </table:table-cell>
          <table:table-cell table:formula="of:=[.$B$15]" office:value-type="float" office:value="512" calcext:value-type="float">
            <text:p/>
          </table:table-cell>
          <table:table-cell table:formula="of:=[.$B$17]" office:value-type="float" office:value="16" calcext:value-type="float">
            <text:p/>
          </table:table-cell>
          <table:table-cell table:formula="of:=[.F6]*[.B6]*[.C6]*[.D6]*[.E6] * [.$I$3]" office:value-type="float" office:value="16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(color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$B$15]" office:value-type="float" office:value="512" calcext:value-type="float">
            <text:p/>
          </table:table-cell>
          <table:table-cell table:formula="of:=[.$B$15]" office:value-type="float" office:value="512" calcext:value-type="float">
            <text:p/>
          </table:table-cell>
          <table:table-cell table:formula="of:=[.$B$17]" office:value-type="float" office:value="16" calcext:value-type="float">
            <text:p/>
          </table:table-cell>
          <table:table-cell table:formula="of:=[.F7]*[.B7]*[.C7]*[.D7]*[.E7] * [.$I$3]" office:value-type="float" office:value="6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ce map 2 (color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$B$15]" office:value-type="float" office:value="512" calcext:value-type="float">
            <text:p/>
          </table:table-cell>
          <table:table-cell table:formula="of:=[.$B$15]" office:value-type="float" office:value="512" calcext:value-type="float">
            <text:p/>
          </table:table-cell>
          <table:table-cell table:formula="of:=[.$B$17]" office:value-type="float" office:value="16" calcext:value-type="float">
            <text:p/>
          </table:table-cell>
          <table:table-cell table:formula="of:=[.F8]*[.B8]*[.C8]*[.D8]*[.E8] * [.$I$3]" office:value-type="float" office:value="6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Mipmaps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 table:style-name="ce1" office:value-type="string" calcext:value-type="string">
            <text:p>-</text:p>
          </table:table-cell>
          <table:table-cell table:formula="of:=ROUND([.G7]/3)" office:value-type="float" office:value="21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 point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[.B18]" office:value-type="float" office:value="1024" calcext:value-type="float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:.G10])" office:value-type="float" office:value="169" calcext:value-type="float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 =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_s =</text:p>
          </table:table-cell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_l =</text:p>
          </table:table-cell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 = 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 = 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16:39:23.7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09:47:03.721000000</meta:creation-date>
    <dc:date>2014-06-25T17:22:07.795000000</dc:date>
    <meta:editing-duration>PT6H7M17S</meta:editing-duration>
    <meta:editing-cycles>3</meta:editing-cycles>
    <meta:generator>LibreOffice/4.2.1.1$Windows_x86 LibreOffice_project/d7dbbd7842e6a58b0f521599204e827654e1fb8b</meta:generator>
    <meta:document-statistic meta:table-count="1" meta:cell-count="74" meta:object-count="0"/>
  </office:meta>
</office:document-meta>
</file>